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4.81pt"/>
    </style:style>
    <style:style style:name="co3" style:family="table-column">
      <style:table-column-properties fo:break-before="auto" style:column-width="128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ível</text:p>
          </table:table-cell>
          <table:table-cell office:value-type="string" calcext:value-type="string">
            <text:p>Valor pra passar de nível</text:p>
          </table:table-cell>
          <table:table-cell office:value-type="string" calcext:value-type="string">
            <text:p>Valor gasto para estar no nivel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C2]+[.B2]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2]+[.B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C3]+[.B3]" office:value-type="float" office:value="17" calcext:value-type="float">
            <text:p>17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3]+[.B3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formula="of:=[.C4]+[.B4]" office:value-type="float" office:value="67" calcext:value-type="float">
            <text:p>6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C4]+[.B4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formula="of:=[.C5]+[.B5]" office:value-type="float" office:value="137" calcext:value-type="float">
            <text:p>137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5]+[.B5]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formula="of:=[.C6]+[.B6]" office:value-type="float" office:value="227" calcext:value-type="float">
            <text:p>22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C6]+[.B6]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0" calcext:value-type="float">
            <text:p>130</text:p>
          </table:table-cell>
          <table:table-cell table:formula="of:=[.C7]+[.B7]" office:value-type="float" office:value="337" calcext:value-type="float">
            <text:p>33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C7]+[.B7]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table:formula="of:=[.C8]+[.B8]" office:value-type="float" office:value="467" calcext:value-type="float">
            <text:p>467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8]+[.B8]"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table:formula="of:=[.C9]+[.B9]" office:value-type="float" office:value="617" calcext:value-type="float">
            <text:p>617</text:p>
          </table:table-cell>
          <table:table-cell/>
          <table:table-cell office:value-type="float" office:value="9" calcext:value-type="float">
            <text:p>9</text:p>
          </table:table-cell>
          <table:table-cell table:formula="of:=[.C9]+[.B9]"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table:formula="of:=[.C10]+[.B10]" office:value-type="float" office:value="777" calcext:value-type="float">
            <text:p>77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C10]+[.B10]"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table:formula="of:=[.C11]+[.B11]" office:value-type="float" office:value="947" calcext:value-type="float">
            <text:p>94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C11]+[.B11]"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table:formula="of:=[.C12]+[.B12]" office:value-type="float" office:value="1147" calcext:value-type="float">
            <text:p>114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C12]+[.B12]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table:formula="of:=[.C13]+[.B13]" office:value-type="float" office:value="1367" calcext:value-type="float">
            <text:p>1367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C13]+[.B13]" office:value-type="float" office:value="1367" calcext:value-type="float">
            <text:p>13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table:formula="of:=[.C14]+[.B14]" office:value-type="float" office:value="1607" calcext:value-type="float">
            <text:p>1607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C14]+[.B14]"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0" calcext:value-type="float">
            <text:p>280</text:p>
          </table:table-cell>
          <table:table-cell table:formula="of:=[.C15]+[.B15]" office:value-type="float" office:value="1867" calcext:value-type="float">
            <text:p>186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15]+[.B15]" office:value-type="float" office:value="1867" calcext:value-type="float">
            <text:p>18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table:formula="of:=[.C16]+[.B16]" office:value-type="float" office:value="2147" calcext:value-type="float">
            <text:p>214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C16]+[.B16]" office:value-type="float" office:value="2147" calcext:value-type="float">
            <text:p>21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0" calcext:value-type="float">
            <text:p>320</text:p>
          </table:table-cell>
          <table:table-cell table:formula="of:=[.C17]+[.B17]" office:value-type="float" office:value="2447" calcext:value-type="float">
            <text:p>244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C17]+[.B17]" office:value-type="float" office:value="2447" calcext:value-type="float">
            <text:p>24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0" calcext:value-type="float">
            <text:p>340</text:p>
          </table:table-cell>
          <table:table-cell table:formula="of:=[.C18]+[.B18]" office:value-type="float" office:value="2767" calcext:value-type="float">
            <text:p>276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C18]+[.B18]" office:value-type="float" office:value="2767" calcext:value-type="float">
            <text:p>27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0" calcext:value-type="float">
            <text:p>360</text:p>
          </table:table-cell>
          <table:table-cell table:formula="of:=[.C19]+[.B19]" office:value-type="float" office:value="3107" calcext:value-type="float">
            <text:p>3107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C19]+[.B19]"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table:formula="of:=[.C20]+[.B20]" office:value-type="float" office:value="3467" calcext:value-type="float">
            <text:p>346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20]+[.B20]" office:value-type="float" office:value="3467" calcext:value-type="float">
            <text:p>3467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matrix-columns-spanned="2" table:number-matrix-rows-spanned="1" table:formula="of:=LOGEST([.C2:.C21];[.A2:.A21];1;1)" office:value-type="string" office:string-value="" calcext:value-type="error">
            <text:p>Err:502</text:p>
          </table:table-cell>
          <table:table-cell office:value-type="string" office:string-value="" calcext:value-type="error">
            <text:p>Err:50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20:48:43.920570273</meta:creation-date>
    <dc:date>2020-04-30T00:39:25.935581171</dc:date>
    <meta:editing-duration>PT3H30M11S</meta:editing-duration>
    <meta:editing-cycles>1</meta:editing-cycles>
    <meta:document-statistic meta:table-count="1" meta:cell-count="105" meta:object-count="0"/>
    <meta:generator>LibreOffice/6.0.7.3$Linux_X86_64 LibreOffice_project/00m0$Build-3</meta:generator>
  </office:meta>
</office:document-meta>
</file>